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4284"/>
    </style:style>
    <style:style style:name="P2" style:family="paragraph" style:parent-style-name="Standard">
      <style:paragraph-properties fo:text-align="start" style:justify-single-word="false"/>
      <style:text-properties officeooo:paragraph-rsid="0014428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4428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428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4428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44284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44284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officeooo:rsid="001ec059" officeooo:paragraph-rsid="001abf0f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8420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style:text-position="0% 100%" fo:font-style="normal" style:font-style-asian="normal" style:font-style-complex="normal"/>
    </style:style>
    <style:style style:name="T6" style:family="text">
      <style:text-properties style:text-position="0% 100%" fo:font-style="normal" officeooo:rsid="001abf0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8802081494740503151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618388836784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617681929124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617883276528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617701968337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617189799802" text:continue-numbering="true" text:style-name="L1">
        <text:list-item>
          <text:p text:style-name="P5"><text:soft-page-break/>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617823320860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1618162274571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616952296482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list xml:id="list71617802909681" text:continue-numbering="true" text:style-name="L1">
        <text:list-item>
          <text:p text:style-name="P8"><text:span text:style-name="T3">A car is advertised to go from “0 to 60 mph </text:span><text:span text:style-name="T4">[26.822 m/s]</text:span><text:span text:style-name="T5"> in </text:span><text:span text:style-name="T6">5</text:span><text:span text:style-name="T5">.</text:span><text:span text:style-name="T6">7</text:span><text:span text:style-name="T5"> seconds.” <text:s/>What is the acceleration of the car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9-20T07:16:16.762134768" text:date-adjust="PT24H00M00S">09/21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25.719458567</meta:creation-date>
    <meta:editing-duration>PT1M58S</meta:editing-duration>
    <meta:editing-cycles>7</meta:editing-cycles>
    <meta:generator>LibreOffice/4.3.7.2$Linux_X86_64 LibreOffice_project/430$Build-2</meta:generator>
    <meta:initial-creator>Jonas Williamson</meta:initial-creator>
    <dc:date>2016-09-20T07:16:16.677945429</dc:date>
    <meta:document-statistic meta:table-count="0" meta:image-count="2" meta:object-count="0" meta:page-count="2" meta:paragraph-count="13" meta:word-count="349" meta:character-count="1788" meta:non-whitespace-character-count="1412"/>
  </office:meta>
</office:document-meta>
</file>